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>
      <style:text-properties officeooo:rsid="001f7e01" officeooo:paragraph-rsid="001f7e01"/>
    </style:style>
    <style:style style:name="P3" style:family="paragraph" style:parent-style-name="Standard" style:list-style-name="L2">
      <style:text-properties fo:font-weight="normal" officeooo:rsid="001f7e01" officeooo:paragraph-rsid="001f7e01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20c775" officeooo:paragraph-rsid="0020c775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21de4e" officeooo:paragraph-rsid="0021de4e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226ee5" officeooo:paragraph-rsid="00226ee5" style:font-weight-asian="normal" style:font-weight-complex="normal"/>
    </style:style>
    <style:style style:name="P7" style:family="paragraph" style:parent-style-name="Standard">
      <style:paragraph-properties fo:break-before="page"/>
      <style:text-properties officeooo:rsid="001f7e01" officeooo:paragraph-rsid="001f7e01"/>
    </style:style>
    <style:style style:name="P8" style:family="paragraph" style:parent-style-name="Standard" style:list-style-name="L1" style:master-page-name="MP0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22017314" text:style-name="L1">
        <text:list-item>
          <text:p text:style-name="P8">Western Union’s network was first to span the North American continent. They provided a telegraph station and an operator at each train station. Operator sends the message out in Morse code, from 1860 to 1861, point-to-point</text:p>
        </text:list-item>
        <text:list-item>
          <text:p text:style-name="P1">Bell Telephone began in late 1890, point-to-point-each subscriber is able to talk to only one other telephone</text:p>
        </text:list-item>
        <text:list-item>
          <text:p text:style-name="P1">Data Encoded</text:p>
          <text:list>
            <text:list-item>
              <text:p text:style-name="P1">Baudot-uses 5 bit to represent 32 different characters</text:p>
            </text:list-item>
            <text:list-item>
              <text:p text:style-name="P1">ASCII-uses 7 bits to represent 128 characters</text:p>
            </text:list-item>
            <text:list-item>
              <text:p text:style-name="P1">EBCDIC-uses 8 bits to represent 256 different characters</text:p>
            </text:list-item>
          </text:list>
        </text:list-item>
        <text:list-item>
          <text:p text:style-name="P1">How host computers and terminal work</text:p>
          <text:list>
            <text:list-item>
              <text:p text:style-name="P1">Early computer systems were very large and very expensive</text:p>
              <text:list>
                <text:list-item>
                  <text:p text:style-name="P1">Time sharing allows more than one user to use the computer simultaneously</text:p>
                </text:list-item>
                <text:list-item>
                  <text:p text:style-name="P1">Terminals are connected via cables</text:p>
                </text:list-item>
                <text:list-item>
                  <text:p text:style-name="P1">Early terminals are typewriters</text:p>
                </text:list-item>
                <text:list-item>
                  <text:p text:style-name="P1">Later being replaced by VDT</text:p>
                </text:list-item>
              </text:list>
            </text:list-item>
            <text:list-item>
              <text:p text:style-name="P1">Small branch office with a single computer uses a leased line to connect to host computer</text:p>
            </text:list-item>
            <text:list-item>
              <text:p text:style-name="P1">Local users usually are connected directly to host computers</text:p>
            </text:list-item>
            <text:list-item>
              <text:p text:style-name="P1">Large branch offices usually employ a statistical multiplexer to combine data from several terminals into a single data stream, which in turn is connected to a leased phone line to host computers</text:p>
            </text:list-item>
            <text:list-item>
              <text:p text:style-name="P1">Remote users use dial-up modem to connect to the host computer</text:p>
            </text:list-item>
          </text:list>
        </text:list-item>
        <text:list-item>
          <text:p text:style-name="P1">PC as Terminals</text:p>
          <text:list>
            <text:list-item>
              <text:p text:style-name="P1">Computer terminal cant do anything unless it is connected to a host computer</text:p>
              <text:list>
                <text:list-item>
                  <text:p text:style-name="P1">Once connected, keyboard input is sent ot the host computer.</text:p>
                </text:list-item>
                <text:list-item>
                  <text:p text:style-name="P1">Output form host computer is displayed on the terminal</text:p>
                </text:list-item>
                <text:list-item>
                  <text:p text:style-name="P1">Host computer do all the works</text:p>
                </text:list-item>
                <text:list-item>
                  <text:p text:style-name="P1">This type of system is called a SHARED PROCESSOR SYSTEM</text:p>
                </text:list-item>
              </text:list>
            </text:list-item>
            <text:list-item>
              <text:p text:style-name="P1">Many advantages</text:p>
              <text:list>
                <text:list-item>
                  <text:p text:style-name="P1">Cheaper </text:p>
                </text:list-item>
                <text:list-item>
                  <text:p text:style-name="P1">Reliable—a crashed PC hurt whole system</text:p>
                </text:list-item>
              </text:list>
            </text:list-item>
            <text:list-item>
              <text:p text:style-name="P1">Problems:</text:p>
              <text:list>
                <text:list-item>
                  <text:p text:style-name="P1">Networked pcs are often difficult to maintain</text:p>
                </text:list-item>
                <text:list-item>
                  <text:p text:style-name="P1">PCs are susceptible to computer viruses, user configuration</text:p>
                </text:list-item>
              </text:list>
            </text:list-item>
            <text:list-item>
              <text:p text:style-name="P1">The best-blend distributed and centralized computer systems together –two new models</text:p>
              <text:list>
                <text:list-item>
                  <text:p text:style-name="P1">The thin client (client directly connected to server)</text:p>
                </text:list-item>
                <text:list-item>
                  <text:p text:style-name="P1">Application service provider (ASP)</text:p>
                </text:list-item>
              </text:list>
            </text:list-item>
          </text:list>
        </text:list-item>
        <text:list-item>
          <text:p text:style-name="P1">How broadband works</text:p>
          <text:list>
            <text:list-item>
              <text:p text:style-name="P1">The internet connects millions of computers </text:p>
              <text:list>
                <text:list-item>
                  <text:p text:style-name="P1">Multimedia content becomes the main content people downloaded from the internet</text:p>
                </text:list-item>
                <text:list-item>
                  <text:p text:style-name="P1">It requires more bandwidth-broadband connection is required</text:p>
                </text:list-item>
                <text:list-item>
                  <text:p text:style-name="P1">ISDN, ADSL, cable modem</text:p>
                </text:list-item>
              </text:list>
            </text:list-item>
            <text:list-item>
              <text:p text:style-name="P1">How ISDN works</text:p>
              <text:list>
                <text:list-item>
                  <text:p text:style-name="P1">Integrated Services Digital Network</text:p>
                  <text:list>
                    <text:list-item>
                      <text:p text:style-name="P1">It is an all-digital telephone service</text:p>
                    </text:list-item>
                    <text:list-item>
                      <text:p text:style-name="P1">It has two 64Kbps connections</text:p>
                      <text:list>
                        <text:list-item>
                          <text:p text:style-name="P1">Each operates independently for voice or data communication</text:p>
                        </text:list-item>
                        <text:list-item>
                          <text:p text:style-name="P1">Two phone numbers</text:p>
                        </text:list-item>
                        <text:list-item>
                          <text:p text:style-name="P1">Both channels can be combined to become a 128Kbps lin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How DSL Works</text:p>
              <text:list>
                <text:list-item>
                  <text:p text:style-name="P1">Digital Subscriber Link</text:p>
                  <text:list>
                    <text:list-item>
                      <text:p text:style-name="P1"><text:soft-page-break/>Uses the existing telephone network wiring to deliver all digital connection</text:p>
                    </text:list-item>
                    <text:list-item>
                      <text:p text:style-name="P1">Share the wire path with conventional phone line</text:p>
                    </text:list-item>
                    <text:list-item>
                      <text:p text:style-name="P1">Has only one data channel </text:p>
                    </text:list-item>
                    <text:list-item>
                      <text:p text:style-name="P1">Data and voice don’t interfere with one another </text:p>
                    </text:list-item>
                    <text:list-item>
                      <text:p text:style-name="P1">There are several different varieties of DLS</text:p>
                      <text:list>
                        <text:list-item>
                          <text:p text:style-name="P1">Asymmetrical DSL </text:p>
                        </text:list-item>
                        <text:list-item>
                          <text:p text:style-name="P1">Faster for download, slow for upload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How Cable Modems work</text:p>
              <text:list>
                <text:list-item>
                  <text:p text:style-name="P1">Use your local cable company’s cable TV network</text:p>
                </text:list-item>
                <text:list-item>
                  <text:p text:style-name="P1">Unlike DSL connects each house with individual phone line, cable modem uses shared TV cable for whole neighborhood.</text:p>
                </text:list-item>
                <text:list-item>
                  <text:p text:style-name="P1">You have to share the cable’s Internet bandwidth with all the other users in your neighborhood</text:p>
                </text:list-item>
              </text:list>
            </text:list-item>
          </text:list>
        </text:list-item>
        <text:list-item>
          <text:p text:style-name="P1">Transmission Control Protocol (TCP)</text:p>
        </text:list-item>
        <text:list-item>
          <text:p text:style-name="P1">Internet Protocol (IP)</text:p>
        </text:list-item>
        <text:list-item>
          <text:p text:style-name="P1">Different types of Email</text:p>
          <text:list>
            <text:list-item>
              <text:p text:style-name="P1">Most use Simple Mail Transfer Protocol (SMTP)</text:p>
            </text:list-item>
            <text:list-item>
              <text:p text:style-name="P1">Post Office Protocol (POP3)</text:p>
            </text:list-item>
          </text:list>
        </text:list-item>
        <text:list-item>
          <text:p text:style-name="P1">Hosts</text:p>
          <text:list>
            <text:list-item>
              <text:p text:style-name="P1">End systems-Internet of things (IOT) aka edge</text:p>
            </text:list-item>
          </text:list>
        </text:list-item>
        <text:list-item>
          <text:p text:style-name="P1">Network Core- level next to end systems controlled by ISPs such as ATT, WOW, ect.</text:p>
        </text:list-item>
        <text:list-item>
          <text:p text:style-name="P1">Access Network-The next layer of networking</text:p>
        </text:list-item>
        <text:list-item>
          <text:p text:style-name="P1">Protocols</text:p>
          <text:list>
            <text:list-item>
              <text:p text:style-name="P1">TCP</text:p>
            </text:list-item>
            <text:list-item>
              <text:p text:style-name="P1">IP</text:p>
            </text:list-item>
            <text:list-item>
              <text:p text:style-name="P1">HTTP -Hyper Text Transfer Protocols</text:p>
            </text:list-item>
            <text:list-item>
              <text:p text:style-name="P1">FTP-File Transfer Protocol</text:p>
            </text:list-item>
            <text:list-item>
              <text:p text:style-name="P1">PPP-Peer-to-Peer Protocol</text:p>
            </text:list-item>
          </text:list>
        </text:list-item>
        <text:list-item>
          <text:p text:style-name="P1">Internet -Network of networks</text:p>
          <text:list>
            <text:list-item>
              <text:p text:style-name="P1">public vs private</text:p>
              <text:list>
                <text:list-item>
                  <text:p text:style-name="P1">RFC-Request for comments</text:p>
                </text:list-item>
                <text:list-item>
                  <text:p text:style-name="P1">IETF-Internet Engineering Task Force</text:p>
                </text:list-item>
              </text:list>
            </text:list-item>
          </text:list>
        </text:list-item>
        <text:list-item>
          <text:p text:style-name="P1">Two services from internet</text:p>
          <text:list>
            <text:list-item>
              <text:p text:style-name="P1">Nuts and Bolts</text:p>
              <text:list>
                <text:list-item>
                  <text:p text:style-name="P1">hardware</text:p>
                </text:list-item>
                <text:list-item>
                  <text:p text:style-name="P1">software</text:p>
                </text:list-item>
              </text:list>
            </text:list-item>
            <text:list-item>
              <text:p text:style-name="P1">Service-Infrastructure</text:p>
              <text:list>
                <text:list-item>
                  <text:p text:style-name="P1">Connection Oriented</text:p>
                  <text:list>
                    <text:list-item>
                      <text:p text:style-name="P1">Such as a person sending a message to another person, that second person will receive</text:p>
                    </text:list-item>
                    <text:list-item>
                      <text:p text:style-name="P1">slow but reliable</text:p>
                    </text:list-item>
                  </text:list>
                </text:list-item>
                <text:list-item>
                  <text:p text:style-name="P1">Connection-less</text:p>
                  <text:list>
                    <text:list-item>
                      <text:p text:style-name="P1">Same as above, but the second person may receive the information.</text:p>
                    </text:list-item>
                    <text:list-item>
                      <text:p text:style-name="P1">Not reliable</text:p>
                    </text:list-item>
                  </text:list>
                </text:list-item>
                <text:list-item>
                  <text:p text:style-name="P1">30 fps to properly see video</text:p>
                </text:list-item>
              </text:list>
            </text:list-item>
          </text:list>
        </text:list-item>
        <text:list-item>
          <text:p text:style-name="P1">Protocols Defined</text:p>
          <text:list>
            <text:list-item>
              <text:p text:style-name="P1">Format and order of messages sent and received among network entities</text:p>
            </text:list-item>
            <text:list-item>
              <text:p text:style-name="P1">Actions taken on msg transmission, receipt</text:p>
            </text:list-item>
          </text:list>
        </text:list-item>
        <text:list-item>
          <text:p text:style-name="P1">Network edge</text:p>
          <text:list>
            <text:list-item>
              <text:p text:style-name="P1">usually connected to edge routers</text:p>
            </text:list-item>
            <text:list-item>
              <text:p text:style-name="P1"><text:soft-page-break/>applications and hosts</text:p>
            </text:list-item>
          </text:list>
        </text:list-item>
        <text:list-item>
          <text:p text:style-name="P1">Network Core</text:p>
          <text:list>
            <text:list-item>
              <text:p text:style-name="P1">routers, network services</text:p>
            </text:list-item>
            <text:list-item>
              <text:p text:style-name="P1">network of networks</text:p>
            </text:list-item>
          </text:list>
        </text:list-item>
        <text:list-item>
          <text:p text:style-name="P1">Access networks, physical media</text:p>
          <text:list>
            <text:list-item>
              <text:p text:style-name="P1">communication links</text:p>
            </text:list-item>
          </text:list>
        </text:list-item>
        <text:list-item>
          <text:p text:style-name="P1">**communication models**(TEST MATERIAL)</text:p>
          <text:list>
            <text:list-item>
              <text:p text:style-name="P1">client/server model</text:p>
              <text:list>
                <text:list-item>
                  <text:p text:style-name="P1">client host request, receives service from always-on server</text:p>
                </text:list-item>
                <text:list-item>
                  <text:p text:style-name="P1">such as web browsers/se3rver; email client/server</text:p>
                </text:list-item>
              </text:list>
            </text:list-item>
            <text:list-item>
              <text:p text:style-name="P1">peer-peer model</text:p>
              <text:list>
                <text:list-item>
                  <text:p text:style-name="P1">minimal use or dedicated servers</text:p>
                </text:list-item>
                <text:list-item>
                  <text:p text:style-name="P1">such as Gnutella, KaZaA</text:p>
                </text:list-item>
              </text:list>
            </text:list-item>
            <text:list-item>
              <text:p text:style-name="P1">Hybrid</text:p>
              <text:list>
                <text:list-item>
                  <text:p text:style-name="P1">Mixture of both</text:p>
                  <text:list>
                    <text:list-item>
                      <text:p text:style-name="P1">such as Facebook messaging services</text:p>
                    </text:list-item>
                  </text:list>
                </text:list-item>
              </text:list>
            </text:list-item>
            <text:list-item>
              <text:p text:style-name="P1">Connection Oriented Service</text:p>
              <text:list>
                <text:list-item>
                  <text:p text:style-name="P1">Goal is data transfer between end systems</text:p>
                </text:list-item>
                <text:list-item>
                  <text:p text:style-name="P1">handshaking: setup or prepare data transfer ahead of time</text:p>
                  <text:list>
                    <text:list-item>
                      <text:p text:style-name="P1">machines: set up “stat’ in two communicating hosts</text:p>
                    </text:list-item>
                  </text:list>
                </text:list-item>
                <text:list-item>
                  <text:p text:style-name="P1">Protocol used in this service:</text:p>
                  <text:list>
                    <text:list-item>
                      <text:p text:style-name="P1">TCP-Transmission Control</text:p>
                    </text:list-item>
                    <text:list-item>
                      <text:p text:style-name="P1">Internet’s connection-oriented services</text:p>
                    </text:list-item>
                  </text:list>
                </text:list-item>
                <text:list-item>
                  <text:p text:style-name="P1">TCP service (RFC 793)-Services to minimize problems</text:p>
                  <text:list>
                    <text:list-item>
                      <text:p text:style-name="P1">reliable in order byte-stream data transfer</text:p>
                      <text:list>
                        <text:list-item>
                          <text:p text:style-name="P1">loss acknowledgment re-transmissions</text:p>
                        </text:list-item>
                      </text:list>
                    </text:list-item>
                    <text:list-item>
                      <text:p text:style-name="P1">Flow control</text:p>
                      <text:list>
                        <text:list-item>
                          <text:p text:style-name="P1">sender won’t overwhelm receiver</text:p>
                        </text:list-item>
                      </text:list>
                    </text:list-item>
                    <text:list-item>
                      <text:p text:style-name="P1">Congestion control</text:p>
                      <text:list>
                        <text:list-item>
                          <text:p text:style-name="P1">Senders “slow down sending rates” when network congested</text:p>
                        </text:list-item>
                        <text:list-item>
                          <text:p text:style-name="P1">END OF NOTES TO SLIDE 22 on Theory 2 slid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P7">Power point from book site</text:p>
      <text:list xml:id="list295470531" text:style-name="L2">
        <text:list-item>
          <text:p text:style-name="P2">FDM versus TDM</text:p>
          <text:list>
            <text:list-item>
              <text:p text:style-name="P2">FDM only dedicated to a few channels or frequencies</text:p>
            </text:list-item>
            <text:list-item>
              <text:p text:style-name="P2">TDM uses multiple information over a given period of time</text:p>
            </text:list-item>
          </text:list>
        </text:list-item>
        <text:list-item>
          <text:p text:style-name="P2">End systems connect to internet via <text:span text:style-name="T1">access ISPs</text:span></text:p>
        </text:list-item>
        <text:list-item>
          <text:p text:style-name="P3">Access ISPs in turn must be interconnected</text:p>
        </text:list-item>
        <text:list-item>
          <text:p text:style-name="P4">Packets sit at switches and such until all data has reached that point and once it moves to the next point it is known as a <text:span text:style-name="T1">hop</text:span></text:p>
        </text:list-item>
        <text:list-item>
          <text:p text:style-name="P5">Two technologies running in core</text:p>
          <text:list>
            <text:list-item>
              <text:p text:style-name="P5">Circuit switching</text:p>
            </text:list-item>
            <text:list-item>
              <text:p text:style-name="P5">Packet switching</text:p>
            </text:list-item>
          </text:list>
        </text:list-item>
        <text:list-item>
          <text:p text:style-name="P6">Packet switching networks –(store and foward)</text:p>
          <text:list>
            <text:list-item>
              <text:p text:style-name="P6">Two broad classes of packet-switched networks </text:p>
              <text:list>
                <text:list-item>
                  <text:p text:style-name="P6">Datagram</text:p>
                </text:list-item>
                <text:list-item>
                  <text:p text:style-name="P6">VCN (virtual circuit network)</text:p>
                </text:list-item>
              </text:list>
            </text:list-item>
            <text:list-item>
              <text:p text:style-name="P6">Information may will not be received in order therefore it must be “stored and fowarded” once all information is made whole</text:p>
            </text:list-item>
            <text:list-item>
              <text:p text:style-name="P6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Theory 1 Notes<text:tab/><text:tab/>CSCI-332-Spring1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1-29T09:51:00Z</meta:creation-date>
    <dc:date>2019-02-12T10:25:55.848089740</dc:date>
    <meta:editing-cycles>25</meta:editing-cycles>
    <meta:editing-duration>PT1H30M28S</meta:editing-duration>
    <meta:document-statistic meta:table-count="0" meta:image-count="0" meta:object-count="0" meta:page-count="4" meta:paragraph-count="140" meta:word-count="1003" meta:character-count="5958" meta:non-whitespace-character-count="5226"/>
    <meta:template xlink:type="simple" xlink:actuate="onRequest" xlink:title="" xlink:href="Normal"/>
  </office:meta>
</office:document-meta>
</file>